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Preformatted_20_Text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in" style:line-height-at-least="0.2083in" fo:widows="1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style:line-height-at-least="0.2291in" fo:widows="1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R IMMEDIATE RELEASE:</text:p>
      <text:p text:style-name="P2">CONTACT: </text:p>
      <text:p text:style-name="P2">Christopher Combest</text:p>
      <text:p text:style-name="P2">1stel, Inc.</text:p>
      <text:p text:style-name="P2">Phone: 817-357-1044</text:p>
      <text:p text:style-name="P2">Fax: <text:s text:c="4"/>817-357-1020</text:p>
      <text:p text:style-name="P2">email: ccombest@1stel.com</text:p>
      <text:p text:style-name="P2">web: 1stel.com</text:p>
      <text:p text:style-name="P3"/>
      <text:p text:style-name="P3">1stel introduces the StratoSTACK Billing Portal for the Apache CloudStack Platform</text:p>
      <text:p text:style-name="P2"><text:span text:style-name="T1">Cleburne, TX, April 1, 2016</text:span> - <text:s/></text:p>
      <text:p text:style-name="P2"/>
      <text:p text:style-name="P2">1stel is pleased to announce the immediate availability of the StratoSTACK Billing portal. <text:s/>The StratoSTACK Billing portal was designed, developed, tested, and released by 1stel exclusively for use with the the Open Source Apache CloudStack (ACS) platform.</text:p>
      <text:p text:style-name="P2"/>
      <text:p text:style-name="P2">The StratoSTACK Billing portal enables developers, system integrators, managed service providers, and others providing services over the ACS platform to offer Instance creation, provisioning, and billing without purchasing a cost prohibitive billing module. <text:s/>The StratoSTACK Billing portal uses ACS standard application programming interfaces (API) for seamless transmission of data between the Instance and underlying cloud infrastructure. <text:s/></text:p>
      <text:p text:style-name="P2"/>
      <text:p text:style-name="P2">For more information on the StratoSTACK Billing portal please visit 1stel.com/stratostack or StratoSTACK.org. <text:s text:c="2"/>To download the StratoSTACK Billing portal, please visit StratoSTACK.org or https://github.com/1stel/stratostack.</text:p>
      <text:p text:style-name="P2"><text:s/></text:p>
      <text:p text:style-name="P2">1stel</text:p>
      <text:p text:style-name="P4">1stel was founded in 1996 as a Texas-based Internet Service Provider. <text:s/>Over the years, 1stel has grown in all aspects. We now proudly house a full staff of technicians, communications consultants, and a world-class client support team. 1stel has evolved from a local ISP into a nationwide telephone, high-speed Internet, IT Services company.</text:p>
      <text:p text:style-name="P6"/>
      <text:p text:style-name="P2">For more information, contact: Christopher Combest at 817-357-1044 or ccombest@1stel.com</text:p>
      <text:p text:style-name="P2">- END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dall smith</meta:initial-creator>
    <meta:creation-date>2016-03-22T15:12:07.48</meta:creation-date>
    <dc:date>2016-03-29T07:00:29.41</dc:date>
    <dc:creator>randall smith</dc:creator>
    <meta:editing-duration>PT3H1M4S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17" meta:character-count="1618"/>
  </office:meta>
</office:document-meta>
</file>